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69C84F68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cm" svg:height="1.5cm" svg:x="3.2cm" svg:y="18.1cm">
          <text:p text:style-name="P1"><text:span text:style-name="T1">View Dishes screen which can be found on the Tool Bar 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085cm" svg:height="16.294cm" svg:x="2.215cm" svg:y="1.006cm">
          <draw:image xlink:href="Pictures/100002010000045E000003469C84F6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20T11:10:33.925000000</dc:date>
    <meta:editing-duration>PT39M29S</meta:editing-duration>
    <meta:editing-cycles>23</meta:editing-cycles>
    <meta:generator>LibreOffice/4.2.5.2$Windows_x86 LibreOffice_project/61cb170a04bb1f12e77c884eab9192be736ec5f5</meta:generator>
    <meta:document-statistic meta:object-count="2"/>
  </office:meta>
</office:document-meta>
</file>